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7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2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4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3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WWNum1">
      <style:paragraph-properties fo:line-height="150%" fo:text-align="justify" style:justify-single-word="false"/>
      <style:text-properties officeooo:rsid="0003a0ec" officeooo:paragraph-rsid="0003a0ec"/>
    </style:style>
    <style:style style:name="P17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8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67f55"/>
    </style:style>
    <style:style style:name="P19" style:family="paragraph" style:parent-style-name="Standard" style:list-style-name="WWNum1">
      <style:paragraph-properties fo:line-height="150%" fo:text-align="justify" style:justify-single-word="false"/>
    </style:style>
    <style:style style:name="P20" style:family="paragraph" style:parent-style-name="Standard" style:list-style-name="WWNum1">
      <style:paragraph-properties fo:line-height="150%" fo:text-align="justify" style:justify-single-word="false"/>
      <style:text-properties officeooo:paragraph-rsid="00054e3c"/>
    </style:style>
    <style:style style:name="P21" style:family="paragraph" style:parent-style-name="Standard" style:list-style-name="WWNum1">
      <style:paragraph-properties fo:line-height="150%" fo:text-align="justify" style:justify-single-word="false"/>
      <style:text-properties officeooo:paragraph-rsid="00067f55"/>
    </style:style>
    <style:style style:name="P22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23" style:family="paragraph" style:parent-style-name="List_20_Paragraph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24" style:family="paragraph" style:parent-style-name="List_20_Paragraph" style:list-style-name="WWNum1">
      <style:paragraph-properties fo:line-height="150%" fo:text-align="justify" style:justify-single-word="false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/>
    </style:style>
    <style:style style:name="T3" style:family="text">
      <style:text-properties fo:language="id" fo:country="ID" style:font-weight-complex="bold"/>
    </style:style>
    <style:style style:name="T4" style:family="text">
      <style:text-properties fo:language="id" fo:country="ID" fo:background-color="#fff200" loext:char-shading-value="0"/>
    </style:style>
    <style:style style:name="T5" style:family="text">
      <style:text-properties fo:language="id" fo:country="ID" officeooo:rsid="0003a0ec"/>
    </style:style>
    <style:style style:name="T6" style:family="text">
      <style:text-properties fo:language="id" fo:country="ID" officeooo:rsid="00054e3c"/>
    </style:style>
    <style:style style:name="T7" style:family="text">
      <style:text-properties fo:language="id" fo:country="ID" officeooo:rsid="00067f55"/>
    </style:style>
    <style:style style:name="T8" style:family="text">
      <style:text-properties fo:language="it" fo:country="IT"/>
    </style:style>
    <style:style style:name="T9" style:family="text">
      <style:text-properties fo:language="sv" fo:country="SE"/>
    </style:style>
    <style:style style:name="T10" style:family="text">
      <style:text-properties fo:language="sv" fo:country="SE" fo:background-color="#fff200" loext:char-shading-value="0"/>
    </style:style>
    <style:style style:name="T11" style:family="text">
      <style:text-properties fo:language="sv" fo:country="SE" officeooo:rsid="00054e3c" fo:background-color="#fff200" loext:char-shading-value="0"/>
    </style:style>
    <style:style style:name="T12" style:family="text">
      <style:text-properties fo:language="sv" fo:country="SE" officeooo:rsid="00067f55" fo:background-color="#fff200" loext:char-shading-value="0"/>
    </style:style>
    <style:style style:name="T13" style:family="text">
      <style:text-properties fo:language="sv" fo:country="SE" officeooo:rsid="0003a0ec"/>
    </style:style>
    <style:style style:name="T14" style:family="text">
      <style:text-properties fo:language="sv" fo:country="SE" fo:background-color="transparent" loext:char-shading-value="0"/>
    </style:style>
    <style:style style:name="T15" style:family="text">
      <style:text-properties fo:language="sv" fo:country="SE" officeooo:rsid="00054e3c" fo:background-color="transparent" loext:char-shading-value="0"/>
    </style:style>
    <style:style style:name="T16" style:family="text">
      <style:text-properties fo:language="sv" fo:country="SE" officeooo:rsid="00054e3c" fo:background-color="transparent" loext:char-shading-value="0"/>
    </style:style>
    <style:style style:name="T17" style:family="text">
      <style:text-properties fo:language="sv" fo:country="SE" officeooo:rsid="00067f55" fo:background-color="transparent" loext:char-shading-value="0"/>
    </style:style>
    <style:style style:name="T18" style:family="text">
      <style:text-properties fo:language="sv" fo:country="SE" officeooo:rsid="00067f55" fo:background-color="transparent" loext:char-shading-value="0"/>
    </style:style>
    <style:style style:name="T19" style:family="text">
      <style:text-properties fo:language="sv" fo:country="SE" fo:background-color="transparent" loext:char-shading-value="0"/>
    </style:style>
    <style:style style:name="T20" style:family="text">
      <style:text-properties officeooo:rsid="0003a0ec"/>
    </style:style>
    <style:style style:name="T21" style:family="text">
      <style:text-properties officeooo:rsid="00067f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KATA PENGANTAR</text:p>
      <text:p text:style-name="P9"/>
      <text:p text:style-name="P3"/>
      <text:p text:style-name="P11"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 </text:p>
      <text:p text:style-name="P10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10">Tidak lupa penulis ucapkan banyak terima kasih kepada semua pihak yang telah membantu dan memberikan semangat sehingga terselesaikannya <text:s/>Skripsi<text:span text:style-name="T1"> </text:span>ini. <text:span text:style-name="T8">Terima kasih setulusnya penulis ucapkan kepada :</text:span></text:p>
      <text:list xml:id="list4492345094612159898" text:style-name="WWNum1">
        <text:list-item>
          <text:p text:style-name="P17">Kedua orang tua yang telah tidak pernah lelah untuk mendoakan agar diberikan kelancaran dalam skripsi.</text:p>
        </text:list-item>
        <text:list-item>
          <text:p text:style-name="P20"><text:span text:style-name="T9">Rektor Universitas Banten Jaya Bapak </text:span><text:span text:style-name="T16">DR. Sudaryono Sp S.pd M.pd</text:span></text:p>
        </text:list-item>
        <text:list-item>
          <text:p text:style-name="P21"><text:span text:style-name="T9">Dekan Fakultas Ilmu Komputer</text:span><text:span text:style-name="T1"> <text:s/></text:span><text:span text:style-name="T7">Syaechurodji, S.Kom.MM</text:span></text:p>
        </text:list-item>
        <text:list-item>
          <text:p text:style-name="P21"><text:span text:style-name="T9">Kaprodi Teknik Informatika</text:span><text:span text:style-name="T19"> </text:span><text:span text:style-name="T18">Waliadi Gunawan, S.Kom, M.TI</text:span></text:p>
        </text:list-item>
        <text:list-item>
          <text:p text:style-name="P18">Dosen Pembimbing 1, <text:span text:style-name="T21">Edi Nasri, S.Kom. M.Kom</text:span></text:p>
        </text:list-item>
        <text:list-item>
          <text:p text:style-name="P18">Dosen Pembimbing 2, <text:span text:style-name="T21">Rd. Kania, S.Sos, M.Kom</text:span></text:p>
        </text:list-item>
        <text:list-item>
          <text:p text:style-name="P19"><text:span text:style-name="T9">Bapak dan Ibu Dosen Universitas Banten Jaya yang telah memberikan ilmu pengetahuan yang dapat membantu penulis dalam menyelesaikan <text:s/></text:span><text:span text:style-name="T13">Skripsi</text:span><text:span text:style-name="T9"> ini. <text:s/></text:span></text:p>
        </text:list-item>
        <text:list-item>
          <text:p text:style-name="P19">Seluruh Staff Universitas Banten Jaya yang telah membantu dan memberikan pelayanan yang baik serta semangat hingga <text:span text:style-name="T20">Skripsi</text:span><text:span text:style-name="T1"> </text:span>ini selesai.</text:p>
        </text:list-item>
        <text:list-item>
          <text:p text:style-name="P23">Seluruh rekan kuliah Universitas Banten Jaya yang tidak bisa saya sebut-satu persatu.</text:p>
        </text:list-item>
        <text:list-item>
          <text:p text:style-name="P16"><text:soft-page-break/><text:span text:style-name="T9">Rekan–rekan</text:span><text:span text:style-name="T1"> Computer Community </text:span><text:span text:style-name="T9">mahasiswa</text:span><text:span text:style-name="T1"> </text:span><text:span text:style-name="T9">yang telah membantu dan</text:span><text:span text:style-name="T1"> </text:span><text:bookmark text:name="_GoBack1"/><text:span text:style-name="T9">membagi pengetahuannya dalam proses menyusun skripsi ini.</text:span></text:p>
        </text:list-item>
        <text:list-item>
          <text:p text:style-name="P24"><text:span text:style-name="T9">Seluruh </text:span><text:span text:style-name="T1">re</text:span><text:span text:style-name="T5">kan Stikom Insan Unggul Cilegon</text:span><text:span text:style-name="T1"> </text:span><text:span text:style-name="T9">yang telah memberikan bantuan dalam penyusunan </text:span><text:span text:style-name="T13">Skripsi.</text:span></text:p>
        </text:list-item>
        <text:list-item>
          <text:p text:style-name="P23">Tidak lupa untuk teman dekat saya yang membantu <text:span text:style-name="T21">men</text:span>uliskan skripsi ini Aryani Lestari Putri.</text:p>
        </text:list-item>
      </text:list>
      <text:p text:style-name="P8"/>
      <text:p text:style-name="P12">Akhir kata penulis mengharapkan <text:span text:style-name="T20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6"/>
      <text:p text:style-name="P6"/>
      <text:p text:style-name="P6"/>
      <text:p text:style-name="P13"/>
      <text:p text:style-name="P2"><text:span text:style-name="T1"><text:s text:c="77"/></text:span><text:span text:style-name="T9">Serang,</text:span><text:span text:style-name="T1"> <text:s text:c="3"/>Ju</text:span><text:span text:style-name="T5">l</text:span><text:span text:style-name="T1">i </text:span><text:span text:style-name="T9">201</text:span><text:span text:style-name="T5">8</text:span></text:p>
      <text:p text:style-name="P4"><text:span text:style-name="T9"><text:s text:c="89"/></text:span><text:span text:style-name="T1"><text:s text:c="8"/></text:span><text:span text:style-name="T9">Penulis</text:span></text:p>
      <text:p text:style-name="P7"/>
      <text:p text:style-name="P7"><text:s text:c="33"/></text:p>
      <text:p text:style-name="P7"/>
      <text:p text:style-name="P5"><text:span text:style-name="T1"><text:s text:c="76"/></text:span><text:span text:style-name="T2">KURIYANTO ADI SAPUTRO</text:span></text:p>
      <text:p text:style-name="P14"><text:span text:style-name="T1"><text:s text:c="65"/>NPM : </text:span><text:span text:style-name="T3">130114122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7-06-07T13:00:00</meta:print-date>
    <dc:date>2018-07-19T19:42:00.612163434</dc:date>
    <meta:editing-cycles>5</meta:editing-cycles>
    <meta:editing-duration>PT27M29S</meta:editing-duration>
    <meta:generator>LibreOffice/5.1.6.2$Linux_x86 LibreOffice_project/10m0$Build-2</meta:generator>
    <meta:document-statistic meta:table-count="0" meta:image-count="0" meta:object-count="0" meta:page-count="2" meta:paragraph-count="23" meta:word-count="291" meta:character-count="2396" meta:non-whitespace-character-count="178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